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717in"/>
    </style:style>
    <style:style style:name="co3" style:family="table-column">
      <style:table-column-properties fo:break-before="auto" style:column-width="2.0535in"/>
    </style:style>
    <style:style style:name="co4" style:family="table-column">
      <style:table-column-properties fo:break-before="auto" style:column-width="1.607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Файлы</text:p>
          </table:table-cell>
          <table:table-cell office:value-type="string">
            <text:p>Описание</text:p>
          </table:table-cell>
          <table:table-cell office:value-type="string">
            <text:p>Запуск через ./</text:p>
          </table:table-cell>
          <table:table-cell/>
          <table:table-cell office:value-type="string">
            <text:p>Добавление директории в PAT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Сообщение</text:p>
          </table:table-cell>
          <table:table-cell office:value-type="string">
            <text:p>$?</text:p>
          </table:table-cell>
          <table:table-cell office:value-type="string">
            <text:p>Сообщение</text:p>
          </table:table-cell>
          <table:table-cell office:value-type="string">
            <text:p>$?</text:p>
          </table:table-cell>
        </table:table-row>
        <table:table-row table:style-name="ro2">
          <table:table-cell office:value-type="string">
            <text:p>ls1</text:p>
          </table:table-cell>
          <table:table-cell office:value-type="string">
            <text:p>Без прав на чтение</text:p>
          </table:table-cell>
          <table:table-cell office:value-type="string">
            <text:p>bash: ./ls1: Permission denied</text:p>
          </table:table-cell>
          <table:table-cell office:value-type="float" office:value="126">
            <text:p>126</text:p>
          </table:table-cell>
          <table:table-cell office:value-type="string">
            <text:p>bash: /Users/sedric/Desktop/minishell/ls/ls1: Permission denied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ls2</text:p>
          </table:table-cell>
          <table:table-cell office:value-type="string">
            <text:p>Директория</text:p>
          </table:table-cell>
          <table:table-cell office:value-type="string">
            <text:p>bash: ./ls2: is a directory</text:p>
          </table:table-cell>
          <table:table-cell office:value-type="float" office:value="126">
            <text:p>126</text:p>
          </table:table-cell>
          <table:table-cell office:value-type="string">
            <text:p>bash: ls2: command not found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ls3</text:p>
          </table:table-cell>
          <table:table-cell office:value-type="string">
            <text:p>Несуществует</text:p>
          </table:table-cell>
          <table:table-cell office:value-type="string">
            <text:p>bash: ./ls3: No such file or directory</text:p>
          </table:table-cell>
          <table:table-cell office:value-type="float" office:value="127">
            <text:p>127</text:p>
          </table:table-cell>
          <table:table-cell office:value-type="string">
            <text:p>bash: ls3: command not found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string">
            <text:p>ls4</text:p>
          </table:table-cell>
          <table:table-cell office:value-type="string">
            <text:p>Без прав на исполнение</text:p>
          </table:table-cell>
          <table:table-cell office:value-type="string">
            <text:p>bash: ./ls4: Permission denied</text:p>
          </table:table-cell>
          <table:table-cell office:value-type="float" office:value="126">
            <text:p>126</text:p>
          </table:table-cell>
          <table:table-cell office:value-type="string">
            <text:p>bash: /Users/sedric/Desktop/minishell/ls/ls4: Permission denied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ls5</text:p>
          </table:table-cell>
          <table:table-cell office:value-type="string">
            <text:p>Ок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string">
            <text:p>С правими на исполнение, но не бинарный файл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9">11/19/2020</text:date>, <text:time>20:2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19:59:58</meta:creation-date>
    <dc:date>2020-11-19T20:20:21</dc:date>
    <meta:editing-duration>PT5M2S</meta:editing-duration>
    <meta:editing-cycles>1</meta:editing-cycles>
    <meta:document-statistic meta:table-count="3" meta:cell-count="40" meta:object-count="0"/>
    <meta:generator>OpenOffice/4.1.7$Unix OpenOffice.org_project/417m1$Build-9800</meta:generator>
  </office:meta>
</office:document-meta>
</file>